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26fac"/>
    </style:style>
    <style:style style:name="P2" style:family="paragraph" style:parent-style-name="Standard">
      <style:paragraph-properties fo:text-align="justify" style:justify-single-word="false"/>
      <style:text-properties officeooo:paragraph-rsid="00040d28"/>
    </style:style>
    <style:style style:name="P3" style:family="paragraph" style:parent-style-name="Standard">
      <style:paragraph-properties fo:text-align="justify" style:justify-single-word="false"/>
      <style:text-properties officeooo:paragraph-rsid="000421ea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paragraph-rsid="00095ed9" fo:background-color="transparent"/>
    </style:style>
    <style:style style:name="T1" style:family="text">
      <style:text-properties officeooo:rsid="000221f4"/>
    </style:style>
    <style:style style:name="T2" style:family="text">
      <style:text-properties officeooo:rsid="00040d28"/>
    </style:style>
    <style:style style:name="T3" style:family="text">
      <style:text-properties officeooo:rsid="000221f4" fo:background-color="#fff200" loext:char-shading-value="0"/>
    </style:style>
    <style:style style:name="T4" style:family="text">
      <style:text-properties officeooo:rsid="00040d28" fo:background-color="#fff200" loext:char-shading-value="0"/>
    </style:style>
    <style:style style:name="T5" style:family="text">
      <style:text-properties officeooo:rsid="0005d13d" fo:background-color="#fff200" loext:char-shading-value="0"/>
    </style:style>
    <style:style style:name="T6" style:family="text">
      <style:text-properties officeooo:rsid="0007e7db" fo:background-color="#fff200" loext:char-shading-value="0"/>
    </style:style>
    <style:style style:name="T7" style:family="text">
      <style:text-properties officeooo:rsid="0005d13d"/>
    </style:style>
    <style:style style:name="T8" style:family="text">
      <style:text-properties officeooo:rsid="00078c0c"/>
    </style:style>
    <style:style style:name="T9" style:family="text">
      <style:text-properties officeooo:rsid="0007e7d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0d28" style:font-weight-asian="bold" style:font-weight-complex="bold"/>
    </style:style>
    <style:style style:name="T12" style:family="text">
      <style:text-properties fo:font-weight="bold" officeooo:rsid="00078c0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area_cropped</text:span> <text:s/><text:span text:style-name="T1">= A figura </text:span><text:span text:style-name="T3">x</text:span><text:span text:style-name="T1"> mostra os componentes utilizados da placa da altera para síntese do hardware do projeto do semáforo. Pode-se observar na simulação que menos de 1% de todo o hardware foi utilizado, totalizando 79 / 33.216 elementos lógicos, 79 / 33,216 funções combinacionais, 51 / 33,216 registradores lógicos dedicados, 51 registradores e 10/475 pinos (2%)</text:span></text:p>
      <text:p text:style-name="P1"/>
      <text:p text:style-name="P1"><text:span text:style-name="T10">Traffic_light_cropped </text:span><text:span text:style-name="T2">= Esquemático (RTL) da entidade top level do projeto. Nele pode-se observar <text:s/>as ligações dos componentes do Bloco Operativo e do Bloco de Controle como na figura </text:span><text:span text:style-name="T4">y</text:span></text:p>
      <text:p text:style-name="P1"><text:span text:style-name="T4"/></text:p>
      <text:p text:style-name="P2"><text:span text:style-name="T10">BC_cropped </text:span><text:span text:style-name="T2">= Esquemático (RTL) do Bloco de Controle do projeto. Pode-se notar as entradas do bloco e as suas saídas correspondentes ligando-se a outros componentes gerados automaticamente. </text:span></text:p>
      <text:p text:style-name="P2"><text:span text:style-name="T4"/></text:p>
      <text:p text:style-name="P3"><text:span text:style-name="T11">BO_cropped</text:span><text:span text:style-name="T2"> = Esquemático (RTL) do Bloco Operativo do projeto. Nele, observa-se as entradas do bloco e as suas ligações com os demais componentes do projeto: muxes, registradores, somadores e comparadores.</text:span></text:p>
      <text:p text:style-name="P3"/>
      <text:p text:style-name="P3"><text:span text:style-name="T10">Tabela de transição de Estados </text:span><text:span text:style-name="T12">e FSM</text:span> <text:span text:style-name="T7">= A figura </text:span><text:span text:style-name="T5">h</text:span><text:span text:style-name="T7"> explicita a máquina de transição de estados geradas automaticamente. Nela, podemos conferir se a lógica de próximo estado estão corretas e condizentes com a FSM projetada. Na mesma janela também obtêm-se a descrição do motivo de transição, dada na figura </text:span><text:span text:style-name="T5">z.</text:span><text:span text:style-name="T7"> Exemplo: estando no estado S0, quando o sinal s1 valer ‘1’, troca-se de estado, partindo para o S2 e assim, obedecendo as regras determinadas, continua-se para as outras lógicas.</text:span></text:p>
      <text:p text:style-name="P3"/>
      <text:p text:style-name="P4"><text:span text:style-name="T10">tempos_slow_model </text:span><text:span text:style-name="T9">= Na figura </text:span><text:span text:style-name="T6">j</text:span><text:span text:style-name="T9"> explicita-se o tempo de carga, sendo a saída NS com maior tempo de subida e também de descida (6,597), seguido pelo tempo da carga P (6,383) e por último o tempo de carga de EW (6,361). Estes tempos tem uma pequena diferença entre si, porém devem ser estritamente respeitadas em simulações futuras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22:20.929167340</meta:creation-date>
    <dc:date>2018-10-09T22:08:24.548597930</dc:date>
    <meta:editing-duration>PT35M29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282" meta:character-count="1762" meta:non-whitespace-character-count="1483"/>
  </office:meta>
</office:document-meta>
</file>